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hamstergem__hamster</text:p>
          </table:table-cell>
          <table:table-cell office:value="0.8088666362466662" office:value-type="float"/>
          <table:table-cell office:value="0.5981806760695657" office:value-type="float"/>
          <table:table-cell office:value="0.4812392668103868" office:value-type="float"/>
          <table:table-cell office:value="0.6590873116687106" office:value-type="float"/>
          <table:table-cell office:value="0.5000289949932555" office:value-type="float"/>
        </table:table-row>
        <table:table-row>
          <table:table-cell office:value-type="string">
            <text:p>zurb__foundation-apps</text:p>
          </table:table-cell>
          <table:table-cell office:value="0.7989925869175011" office:value-type="float"/>
          <table:table-cell office:value="0.5951808091331299" office:value-type="float"/>
          <table:table-cell office:value="0.4804940511910027" office:value-type="float"/>
          <table:table-cell office:value="0.6259829151176757" office:value-type="float"/>
          <table:table-cell office:value="0.5003488887907713" office:value-type="float"/>
        </table:table-row>
        <table:table-row>
          <table:table-cell office:value-type="string">
            <text:p>dataarts__dat.gui</text:p>
          </table:table-cell>
          <table:table-cell office:value="0.8049843860157629" office:value-type="float"/>
          <table:table-cell office:value="0.5829483652000811" office:value-type="float"/>
          <table:table-cell office:value="0.4606956876255724" office:value-type="float"/>
          <table:table-cell office:value="0.6430321008249863" office:value-type="float"/>
          <table:table-cell office:value="0.49356116030686975" office:value-type="float"/>
        </table:table-row>
        <table:table-row>
          <table:table-cell office:value-type="string">
            <text:p>flightjs__flight</text:p>
          </table:table-cell>
          <table:table-cell office:value="0.8204673164737915" office:value-type="float"/>
          <table:table-cell office:value="0.5960626945240619" office:value-type="float"/>
          <table:table-cell office:value="0.4878274459380394" office:value-type="float"/>
          <table:table-cell office:value="0.6424721277261022" office:value-type="float"/>
          <table:table-cell office:value="0.5046833007458317" office:value-type="float"/>
        </table:table-row>
        <table:table-row>
          <table:table-cell office:value-type="string">
            <text:p>johannilsson__android-pulltorefresh</text:p>
          </table:table-cell>
          <table:table-cell office:value="0.7867810028748294" office:value-type="float"/>
          <table:table-cell office:value="0.5980497252616522" office:value-type="float"/>
          <table:table-cell office:value="0.4991132711263949" office:value-type="float"/>
          <table:table-cell office:value="0.6502348286331943" office:value-type="float"/>
          <table:table-cell office:value="0.4937920189356541" office:value-type="float"/>
        </table:table-row>
        <table:table-row>
          <table:table-cell office:value-type="string">
            <text:p>Compass__compass</text:p>
          </table:table-cell>
          <table:table-cell office:value="0.8209600152073685" office:value-type="float"/>
          <table:table-cell office:value="0.5936365197238521" office:value-type="float"/>
          <table:table-cell office:value="0.5061299067680307" office:value-type="float"/>
          <table:table-cell office:value="0.6389072172388757" office:value-type="float"/>
          <table:table-cell office:value="0.5093226590262094" office:value-type="float"/>
        </table:table-row>
        <table:table-row>
          <table:table-cell office:value-type="string">
            <text:p>cartalyst__sentry</text:p>
          </table:table-cell>
          <table:table-cell office:value="0.7995901300095635" office:value-type="float"/>
          <table:table-cell office:value="0.6163206145592064" office:value-type="float"/>
          <table:table-cell office:value="0.4795972960776675" office:value-type="float"/>
          <table:table-cell office:value="0.6592592875546227" office:value-type="float"/>
          <table:table-cell office:value="0.5207556535646943" office:value-type="float"/>
        </table:table-row>
        <table:table-row>
          <table:table-cell office:value-type="string">
            <text:p>Khan__khan-exercises</text:p>
          </table:table-cell>
          <table:table-cell office:value="0.8175563625127424" office:value-type="float"/>
          <table:table-cell office:value="0.6018861031247309" office:value-type="float"/>
          <table:table-cell office:value="0.4758433425446056" office:value-type="float"/>
          <table:table-cell office:value="0.644989800726677" office:value-type="float"/>
          <table:table-cell office:value="0.50508439623515" office:value-type="float"/>
        </table:table-row>
        <table:table-row>
          <table:table-cell office:value-type="string">
            <text:p>hpneo__gmaps</text:p>
          </table:table-cell>
          <table:table-cell office:value="0.793567309490099" office:value-type="float"/>
          <table:table-cell office:value="0.6012622359158849" office:value-type="float"/>
          <table:table-cell office:value="0.5004397122645465" office:value-type="float"/>
          <table:table-cell office:value="0.6614595367389173" office:value-type="float"/>
          <table:table-cell office:value="0.5024313542929707" office:value-type="float"/>
        </table:table-row>
        <table:table-row>
          <table:table-cell office:value-type="string">
            <text:p>google-fabric__velocity-react</text:p>
          </table:table-cell>
          <table:table-cell office:value="0.8104597836887932" office:value-type="float"/>
          <table:table-cell office:value="0.576951742422984" office:value-type="float"/>
          <table:table-cell office:value="0.46824789601927813" office:value-type="float"/>
          <table:table-cell office:value="0.6276547286591913" office:value-type="float"/>
          <table:table-cell office:value="0.48077284810562015" office:value-type="float"/>
        </table:table-row>
        <table:table-row>
          <table:table-cell office:value-type="string">
            <text:p>burke__zeus</text:p>
          </table:table-cell>
          <table:table-cell office:value="0.790156425769959" office:value-type="float"/>
          <table:table-cell office:value="0.5955090809623945" office:value-type="float"/>
          <table:table-cell office:value="0.47605576134415595" office:value-type="float"/>
          <table:table-cell office:value="0.6329630713815897" office:value-type="float"/>
          <table:table-cell office:value="0.5100280075574866" office:value-type="float"/>
        </table:table-row>
        <table:table-row>
          <table:table-cell office:value-type="string">
            <text:p>coolwanglu__pdf2htmlEX</text:p>
          </table:table-cell>
          <table:table-cell office:value="0.8010077554375612" office:value-type="float"/>
          <table:table-cell office:value="0.6074402091387772" office:value-type="float"/>
          <table:table-cell office:value="0.4700146447621478" office:value-type="float"/>
          <table:table-cell office:value="0.6438513475705959" office:value-type="float"/>
          <table:table-cell office:value="0.5048058517321319" office:value-type="float"/>
        </table:table-row>
        <table:table-row>
          <table:table-cell office:value-type="string">
            <text:p>adamzap__landslide</text:p>
          </table:table-cell>
          <table:table-cell office:value="0.8041520603746852" office:value-type="float"/>
          <table:table-cell office:value="0.6092826403504603" office:value-type="float"/>
          <table:table-cell office:value="0.4756766772010562" office:value-type="float"/>
          <table:table-cell office:value="0.6512396417692814" office:value-type="float"/>
          <table:table-cell office:value="0.5133960502339252" office:value-type="float"/>
        </table:table-row>
        <table:table-row>
          <table:table-cell office:value-type="string">
            <text:p>cloudhead__node-static</text:p>
          </table:table-cell>
          <table:table-cell office:value="0.79957747569184" office:value-type="float"/>
          <table:table-cell office:value="0.5970774819359767" office:value-type="float"/>
          <table:table-cell office:value="0.477701770209114" office:value-type="float"/>
          <table:table-cell office:value="0.6502597183472183" office:value-type="float"/>
          <table:table-cell office:value="0.5032583041189856" office:value-type="float"/>
        </table:table-row>
        <table:table-row>
          <table:table-cell office:value-type="string">
            <text:p>mootools__mootools-core</text:p>
          </table:table-cell>
          <table:table-cell office:value="0.812119972606022" office:value-type="float"/>
          <table:table-cell office:value="0.5923482121151696" office:value-type="float"/>
          <table:table-cell office:value="0.4701313045350303" office:value-type="float"/>
          <table:table-cell office:value="0.6292197612120108" office:value-type="float"/>
          <table:table-cell office:value="0.5086067685403063" office:value-type="float"/>
        </table:table-row>
        <table:table-row>
          <table:table-cell office:value-type="string">
            <text:p>drublic__css-modal</text:p>
          </table:table-cell>
          <table:table-cell office:value="0.7808832139198753" office:value-type="float"/>
          <table:table-cell office:value="0.5976058419031341" office:value-type="float"/>
          <table:table-cell office:value="0.5067471794461875" office:value-type="float"/>
          <table:table-cell office:value="0.6513517306366635" office:value-type="float"/>
          <table:table-cell office:value="0.5269856088456617" office:value-type="float"/>
        </table:table-row>
        <table:table-row>
          <table:table-cell office:value-type="string">
            <text:p>jquery__jquery-mobile</text:p>
          </table:table-cell>
          <table:table-cell office:value="0.8091408195375798" office:value-type="float"/>
          <table:table-cell office:value="0.6017287830861866" office:value-type="float"/>
          <table:table-cell office:value="0.48016193373821275" office:value-type="float"/>
          <table:table-cell office:value="0.6278268720561476" office:value-type="float"/>
          <table:table-cell office:value="0.5226208753695699" office:value-type="float"/>
        </table:table-row>
        <table:table-row>
          <table:table-cell office:value-type="string">
            <text:p>isaacs__node-glob</text:p>
          </table:table-cell>
          <table:table-cell office:value="0.7932076286330016" office:value-type="float"/>
          <table:table-cell office:value="0.5907875881766934" office:value-type="float"/>
          <table:table-cell office:value="0.4576549582701498" office:value-type="float"/>
          <table:table-cell office:value="0.6374005929361695" office:value-type="float"/>
          <table:table-cell office:value="0.47557397608976937" office:value-type="float"/>
        </table:table-row>
        <table:table-row>
          <table:table-cell office:value-type="string">
            <text:p>chrippa__livestreamer</text:p>
          </table:table-cell>
          <table:table-cell office:value="0.76566731802397" office:value-type="float"/>
          <table:table-cell office:value="0.5819018875423456" office:value-type="float"/>
          <table:table-cell office:value="0.44102666198453766" office:value-type="float"/>
          <table:table-cell office:value="0.6310267113572163" office:value-type="float"/>
          <table:table-cell office:value="0.4936065186436375" office:value-type="float"/>
        </table:table-row>
        <table:table-row>
          <table:table-cell office:value-type="string">
            <text:p>VictorBjelkholm__ngProgress</text:p>
          </table:table-cell>
          <table:table-cell office:value="0.8004044603409756" office:value-type="float"/>
          <table:table-cell office:value="0.6050114525199569" office:value-type="float"/>
          <table:table-cell office:value="0.4747967007646942" office:value-type="float"/>
          <table:table-cell office:value="0.6474464172820806" office:value-type="float"/>
          <table:table-cell office:value="0.4975796969965462" office:value-type="float"/>
        </table:table-row>
        <table:table-row>
          <table:table-cell office:value-type="string">
            <text:p>crosswalk-project__crosswalk</text:p>
          </table:table-cell>
          <table:table-cell office:value="0.7899655941000538" office:value-type="float"/>
          <table:table-cell office:value="0.6160667315696764" office:value-type="float"/>
          <table:table-cell office:value="0.46772686105966316" office:value-type="float"/>
          <table:table-cell office:value="0.641609039601536" office:value-type="float"/>
          <table:table-cell office:value="0.500284421569751" office:value-type="float"/>
        </table:table-row>
        <table:table-row>
          <table:table-cell office:value-type="string">
            <text:p>hipache__hipache</text:p>
          </table:table-cell>
          <table:table-cell office:value="0.7911794902437339" office:value-type="float"/>
          <table:table-cell office:value="0.6016989693380226" office:value-type="float"/>
          <table:table-cell office:value="0.49518823429924996" office:value-type="float"/>
          <table:table-cell office:value="0.6497020896464536" office:value-type="float"/>
          <table:table-cell office:value="0.5087697126999005" office:value-type="float"/>
        </table:table-row>
        <table:table-row>
          <table:table-cell office:value-type="string">
            <text:p>stripe__mosql</text:p>
          </table:table-cell>
          <table:table-cell office:value="0.7989475756962476" office:value-type="float"/>
          <table:table-cell office:value="0.6002529167546992" office:value-type="float"/>
          <table:table-cell office:value="0.5081653594913285" office:value-type="float"/>
          <table:table-cell office:value="0.666434901742617" office:value-type="float"/>
          <table:table-cell office:value="0.5013552196307857" office:value-type="float"/>
        </table:table-row>
        <table:table-row>
          <table:table-cell office:value-type="string">
            <text:p>creationix__js-git</text:p>
          </table:table-cell>
          <table:table-cell office:value="0.8002236357330235" office:value-type="float"/>
          <table:table-cell office:value="0.5891692482208112" office:value-type="float"/>
          <table:table-cell office:value="0.46563585190478995" office:value-type="float"/>
          <table:table-cell office:value="0.6346126802014502" office:value-type="float"/>
          <table:table-cell office:value="0.5076490102037905" office:value-type="float"/>
        </table:table-row>
        <table:table-row>
          <table:table-cell office:value-type="string">
            <text:p>appjs__appjs</text:p>
          </table:table-cell>
          <table:table-cell office:value="0.8018472372785249" office:value-type="float"/>
          <table:table-cell office:value="0.629629948108231" office:value-type="float"/>
          <table:table-cell office:value="0.48838904165928143" office:value-type="float"/>
          <table:table-cell office:value="0.6294791614838019" office:value-type="float"/>
          <table:table-cell office:value="0.5598336859862685" office:value-type="float"/>
        </table:table-row>
        <table:table-row>
          <table:table-cell office:value-type="string">
            <text:p>bramp__js-sequence-diagrams</text:p>
          </table:table-cell>
          <table:table-cell office:value="0.8027743744381894" office:value-type="float"/>
          <table:table-cell office:value="0.5902148089342755" office:value-type="float"/>
          <table:table-cell office:value="0.46737146140166275" office:value-type="float"/>
          <table:table-cell office:value="0.6435491682387662" office:value-type="float"/>
          <table:table-cell office:value="0.49070913336182354" office:value-type="float"/>
        </table:table-row>
        <table:table-row>
          <table:table-cell office:value-type="string">
            <text:p>radex__SwiftyUserDefaults</text:p>
          </table:table-cell>
          <table:table-cell office:value="0.8022141894140563" office:value-type="float"/>
          <table:table-cell office:value="0.5794451702163642" office:value-type="float"/>
          <table:table-cell office:value="0.4830971194679606" office:value-type="float"/>
          <table:table-cell office:value="0.6598803558259996" office:value-type="float"/>
          <table:table-cell office:value="0.48193690747243606" office:value-type="float"/>
        </table:table-row>
        <table:table-row>
          <table:table-cell office:value-type="string">
            <text:p>stutrek__scrollMonitor</text:p>
          </table:table-cell>
          <table:table-cell office:value="0.8114889469251042" office:value-type="float"/>
          <table:table-cell office:value="0.5799278137729152" office:value-type="float"/>
          <table:table-cell office:value="0.4666343035328746" office:value-type="float"/>
          <table:table-cell office:value="0.6267504458348315" office:value-type="float"/>
          <table:table-cell office:value="0.48387974221973273" office:value-type="float"/>
        </table:table-row>
        <table:table-row>
          <table:table-cell office:value-type="string">
            <text:p>zk00006__OpenTLD</text:p>
          </table:table-cell>
          <table:table-cell office:value="0.7851169142952837" office:value-type="float"/>
          <table:table-cell office:value="0.5995753704463767" office:value-type="float"/>
          <table:table-cell office:value="0.4797329539267844" office:value-type="float"/>
          <table:table-cell office:value="0.6548097398013972" office:value-type="float"/>
          <table:table-cell office:value="0.46323196124077554" office:value-type="float"/>
        </table:table-row>
        <table:table-row>
          <table:table-cell office:value-type="string">
            <text:p>harthur__brain</text:p>
          </table:table-cell>
          <table:table-cell office:value="0.7892496193298911" office:value-type="float"/>
          <table:table-cell office:value="0.6067422103958565" office:value-type="float"/>
          <table:table-cell office:value="0.49487802082524196" office:value-type="float"/>
          <table:table-cell office:value="0.6601916822951235" office:value-type="float"/>
          <table:table-cell office:value="0.48710524562027063" office:value-type="float"/>
        </table:table-row>
        <table:table-row>
          <table:table-cell office:value-type="string">
            <text:p>carrot__share-button</text:p>
          </table:table-cell>
          <table:table-cell office:value="0.8050278206927646" office:value-type="float"/>
          <table:table-cell office:value="0.6010186699753163" office:value-type="float"/>
          <table:table-cell office:value="0.48866518607613696" office:value-type="float"/>
          <table:table-cell office:value="0.6529330398500877" office:value-type="float"/>
          <table:table-cell office:value="0.5196079618848499" office:value-type="float"/>
        </table:table-row>
        <table:table-row>
          <table:table-cell office:value-type="string">
            <text:p>elrumordelaluz__csshake</text:p>
          </table:table-cell>
          <table:table-cell office:value="0.7926339025183862" office:value-type="float"/>
          <table:table-cell office:value="0.6068372650694358" office:value-type="float"/>
          <table:table-cell office:value="0.48875017613817645" office:value-type="float"/>
          <table:table-cell office:value="0.6614532213066892" office:value-type="float"/>
          <table:table-cell office:value="0.49296037657575104" office:value-type="float"/>
        </table:table-row>
        <table:table-row>
          <table:table-cell office:value-type="string">
            <text:p>RubyMoney__money</text:p>
          </table:table-cell>
          <table:table-cell office:value="0.8028133850817569" office:value-type="float"/>
          <table:table-cell office:value="0.592109206158078" office:value-type="float"/>
          <table:table-cell office:value="0.5044611840787684" office:value-type="float"/>
          <table:table-cell office:value="0.6576766269208546" office:value-type="float"/>
          <table:table-cell office:value="0.5223437800575301" office:value-type="float"/>
        </table:table-row>
        <table:table-row>
          <table:table-cell office:value-type="string">
            <text:p>summerblue__phphub</text:p>
          </table:table-cell>
          <table:table-cell office:value="0.7490172665958074" office:value-type="float"/>
          <table:table-cell office:value="0.5960338608778569" office:value-type="float"/>
          <table:table-cell office:value="0.48796933783496615" office:value-type="float"/>
          <table:table-cell office:value="0.684780315252822" office:value-type="float"/>
          <table:table-cell office:value="0.433107254092221" office:value-type="float"/>
        </table:table-row>
        <table:table-row>
          <table:table-cell office:value-type="string">
            <text:p>jejacks0n__teaspoon</text:p>
          </table:table-cell>
          <table:table-cell office:value="0.8034013971965968" office:value-type="float"/>
          <table:table-cell office:value="0.5996349628775856" office:value-type="float"/>
          <table:table-cell office:value="0.4820192728615267" office:value-type="float"/>
          <table:table-cell office:value="0.6382854514577105" office:value-type="float"/>
          <table:table-cell office:value="0.5077253185340878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838163416025435" office:value-type="float"/>
          <table:table-cell office:value="0.5862500503309218" office:value-type="float"/>
          <table:table-cell office:value="0.4592925258517862" office:value-type="float"/>
          <table:table-cell office:value="0.6131813688601595" office:value-type="float"/>
          <table:table-cell office:value="0.5179678243366617" office:value-type="float"/>
        </table:table-row>
        <table:table-row>
          <table:table-cell office:value-type="string">
            <text:p>mikechambers__as3corelib</text:p>
          </table:table-cell>
          <table:table-cell office:value="0.8166706647432175" office:value-type="float"/>
          <table:table-cell office:value="0.6219137433108968" office:value-type="float"/>
          <table:table-cell office:value="0.4879056151059819" office:value-type="float"/>
          <table:table-cell office:value="0.6445067652019415" office:value-type="float"/>
          <table:table-cell office:value="0.5067032319965055" office:value-type="float"/>
        </table:table-row>
        <table:table-row>
          <table:table-cell office:value-type="string">
            <text:p>gitlabhq__gitlab-ci</text:p>
          </table:table-cell>
          <table:table-cell office:value="0.791835118647512" office:value-type="float"/>
          <table:table-cell office:value="0.6393434780293273" office:value-type="float"/>
          <table:table-cell office:value="0.504777798682499" office:value-type="float"/>
          <table:table-cell office:value="0.6920096648458908" office:value-type="float"/>
          <table:table-cell office:value="0.5167865711296686" office:value-type="float"/>
        </table:table-row>
        <table:table-row>
          <table:table-cell office:value-type="string">
            <text:p>hueniverse__oz</text:p>
          </table:table-cell>
          <table:table-cell office:value="0.8186758519371052" office:value-type="float"/>
          <table:table-cell office:value="0.6108150968131321" office:value-type="float"/>
          <table:table-cell office:value="0.5169628887582239" office:value-type="float"/>
          <table:table-cell office:value="0.6487646061480079" office:value-type="float"/>
          <table:table-cell office:value="0.521215059912005" office:value-type="float"/>
        </table:table-row>
        <table:table-row>
          <table:table-cell office:value-type="string">
            <text:p>igrigorik__ga-beacon</text:p>
          </table:table-cell>
          <table:table-cell office:value="0.8096845724356679" office:value-type="float"/>
          <table:table-cell office:value="0.624900129083607" office:value-type="float"/>
          <table:table-cell office:value="0.4962470782858974" office:value-type="float"/>
          <table:table-cell office:value="0.6477260393278801" office:value-type="float"/>
          <table:table-cell office:value="0.5537511091616051" office:value-type="float"/>
        </table:table-row>
        <table:table-row>
          <table:table-cell office:value-type="string">
            <text:p>zensh__jsgen</text:p>
          </table:table-cell>
          <table:table-cell office:value="0.7252298789564866" office:value-type="float"/>
          <table:table-cell office:value="0.5938373583101607" office:value-type="float"/>
          <table:table-cell office:value="0.4721455142398109" office:value-type="float"/>
          <table:table-cell office:value="0.6880548837377338" office:value-type="float"/>
          <table:table-cell office:value="0.4384835573957322" office:value-type="float"/>
        </table:table-row>
        <table:table-row>
          <table:table-cell office:value-type="string">
            <text:p>jonathanslenders__pyvim</text:p>
          </table:table-cell>
          <table:table-cell office:value="0.7968158868732503" office:value-type="float"/>
          <table:table-cell office:value="0.5798233014141115" office:value-type="float"/>
          <table:table-cell office:value="0.4850341885194956" office:value-type="float"/>
          <table:table-cell office:value="0.6308251184607342" office:value-type="float"/>
          <table:table-cell office:value="0.4928184610200677" office:value-type="float"/>
        </table:table-row>
        <table:table-row>
          <table:table-cell office:value-type="string">
            <text:p>morrisjs__morris.js</text:p>
          </table:table-cell>
          <table:table-cell office:value="0.7974031575793812" office:value-type="float"/>
          <table:table-cell office:value="0.5983669410461524" office:value-type="float"/>
          <table:table-cell office:value="0.5092713852656638" office:value-type="float"/>
          <table:table-cell office:value="0.6519825572544931" office:value-type="float"/>
          <table:table-cell office:value="0.5081140649703174" office:value-type="float"/>
        </table:table-row>
        <table:table-row>
          <table:table-cell office:value-type="string">
            <text:p>fabien-d__alertify.js</text:p>
          </table:table-cell>
          <table:table-cell office:value="0.8078138729364355" office:value-type="float"/>
          <table:table-cell office:value="0.5944386359369761" office:value-type="float"/>
          <table:table-cell office:value="0.48044419115459747" office:value-type="float"/>
          <table:table-cell office:value="0.6430707923485574" office:value-type="float"/>
          <table:table-cell office:value="0.516492638617648" office:value-type="float"/>
        </table:table-row>
        <table:table-row>
          <table:table-cell office:value-type="string">
            <text:p>PHPOffice__PHPExcel</text:p>
          </table:table-cell>
          <table:table-cell office:value="0.799864773220598" office:value-type="float"/>
          <table:table-cell office:value="0.5956843600976012" office:value-type="float"/>
          <table:table-cell office:value="0.4710318948215808" office:value-type="float"/>
          <table:table-cell office:value="0.6363803669989476" office:value-type="float"/>
          <table:table-cell office:value="0.4896430765186948" office:value-type="float"/>
        </table:table-row>
        <table:table-row>
          <table:table-cell office:value-type="string">
            <text:p>jdesboeufs__connect-mongo</text:p>
          </table:table-cell>
          <table:table-cell office:value="0.7712850944949506" office:value-type="float"/>
          <table:table-cell office:value="0.5945555194142257" office:value-type="float"/>
          <table:table-cell office:value="0.49049290535386475" office:value-type="float"/>
          <table:table-cell office:value="0.647072443341509" office:value-type="float"/>
          <table:table-cell office:value="0.4952173746948701" office:value-type="float"/>
        </table:table-row>
        <table:table-row>
          <table:table-cell office:value-type="string">
            <text:p>facebook__mention-bot</text:p>
          </table:table-cell>
          <table:table-cell office:value="0.8024603602589377" office:value-type="float"/>
          <table:table-cell office:value="0.617941536101175" office:value-type="float"/>
          <table:table-cell office:value="0.4991437552293892" office:value-type="float"/>
          <table:table-cell office:value="0.6735017808218116" office:value-type="float"/>
          <table:table-cell office:value="0.5329394275520765" office:value-type="float"/>
        </table:table-row>
        <table:table-row>
          <table:table-cell office:value-type="string">
            <text:p>lra__mackup</text:p>
          </table:table-cell>
          <table:table-cell office:value="0.7869869269455634" office:value-type="float"/>
          <table:table-cell office:value="0.6017015169818206" office:value-type="float"/>
          <table:table-cell office:value="0.4828132779953292" office:value-type="float"/>
          <table:table-cell office:value="0.6426397699224939" office:value-type="float"/>
          <table:table-cell office:value="0.5092170481656835" office:value-type="float"/>
        </table:table-row>
        <table:table-row>
          <table:table-cell office:value-type="string">
            <text:p>allmarkedup__purl</text:p>
          </table:table-cell>
          <table:table-cell office:value="0.797780393040736" office:value-type="float"/>
          <table:table-cell office:value="0.6212142497102691" office:value-type="float"/>
          <table:table-cell office:value="0.5091724796443942" office:value-type="float"/>
          <table:table-cell office:value="0.6986667365011542" office:value-type="float"/>
          <table:table-cell office:value="0.5052227782384564" office:value-type="float"/>
        </table:table-row>
        <table:table-row>
          <table:table-cell office:value-type="string">
            <text:p>NUKnightLab__TimelineJS</text:p>
          </table:table-cell>
          <table:table-cell office:value="0.8158902079434048" office:value-type="float"/>
          <table:table-cell office:value="0.6193623347112124" office:value-type="float"/>
          <table:table-cell office:value="0.489158702912726" office:value-type="float"/>
          <table:table-cell office:value="0.6684811415041518" office:value-type="float"/>
          <table:table-cell office:value="0.514110378170369" office:value-type="float"/>
        </table:table-row>
        <table:table-row>
          <table:table-cell office:value-type="string">
            <text:p>facebook__PathPicker</text:p>
          </table:table-cell>
          <table:table-cell office:value="0.8009881939020614" office:value-type="float"/>
          <table:table-cell office:value="0.6139859103357774" office:value-type="float"/>
          <table:table-cell office:value="0.49573698534071386" office:value-type="float"/>
          <table:table-cell office:value="0.657355558632277" office:value-type="float"/>
          <table:table-cell office:value="0.5092369793075028" office:value-type="float"/>
        </table:table-row>
        <table:table-row>
          <table:table-cell office:value-type="string">
            <text:p>socketstream__socketstream</text:p>
          </table:table-cell>
          <table:table-cell office:value="0.7984150795035075" office:value-type="float"/>
          <table:table-cell office:value="0.5983031123804823" office:value-type="float"/>
          <table:table-cell office:value="0.4726984054453371" office:value-type="float"/>
          <table:table-cell office:value="0.6361476817304187" office:value-type="float"/>
          <table:table-cell office:value="0.5074626842766105" office:value-type="float"/>
        </table:table-row>
        <table:table-row>
          <table:table-cell office:value-type="string">
            <text:p>airbnb__AirMapView</text:p>
          </table:table-cell>
          <table:table-cell office:value="0.8062623730949277" office:value-type="float"/>
          <table:table-cell office:value="0.6358204167905122" office:value-type="float"/>
          <table:table-cell office:value="0.49729812111172633" office:value-type="float"/>
          <table:table-cell office:value="0.6614031079596949" office:value-type="float"/>
          <table:table-cell office:value="0.5242877560576049" office:value-type="float"/>
        </table:table-row>
        <table:table-row>
          <table:table-cell office:value-type="string">
            <text:p>facebookarchive__fixed-data-table</text:p>
          </table:table-cell>
          <table:table-cell office:value="0.8087813044858373" office:value-type="float"/>
          <table:table-cell office:value="0.6033987635343645" office:value-type="float"/>
          <table:table-cell office:value="0.5005208725082329" office:value-type="float"/>
          <table:table-cell office:value="0.6418116829585786" office:value-type="float"/>
          <table:table-cell office:value="0.5002689550247782" office:value-type="float"/>
        </table:table-row>
        <table:table-row>
          <table:table-cell office:value-type="string">
            <text:p>gorangajic__react-icons</text:p>
          </table:table-cell>
          <table:table-cell office:value="0.7956969063806828" office:value-type="float"/>
          <table:table-cell office:value="0.5773284816368769" office:value-type="float"/>
          <table:table-cell office:value="0.4836080518364067" office:value-type="float"/>
          <table:table-cell office:value="0.6497165648631171" office:value-type="float"/>
          <table:table-cell office:value="0.46011357895298294" office:value-type="float"/>
        </table:table-row>
        <table:table-row>
          <table:table-cell office:value-type="string">
            <text:p>carlsednaoui__ouibounce</text:p>
          </table:table-cell>
          <table:table-cell office:value="0.7941712703682651" office:value-type="float"/>
          <table:table-cell office:value="0.5922028093176323" office:value-type="float"/>
          <table:table-cell office:value="0.4894524015103578" office:value-type="float"/>
          <table:table-cell office:value="0.6581881677119643" office:value-type="float"/>
          <table:table-cell office:value="0.521303292762966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8010079752567856" office:value-type="float"/>
          <table:table-cell office:value="0.5938907710996828" office:value-type="float"/>
          <table:table-cell office:value="0.48825515638577016" office:value-type="float"/>
          <table:table-cell office:value="0.6428785881558865" office:value-type="float"/>
          <table:table-cell office:value="0.49959183779755173" office:value-type="float"/>
        </table:table-row>
        <table:table-row>
          <table:table-cell office:value-type="string">
            <text:p>chocolatey__chocolatey</text:p>
          </table:table-cell>
          <table:table-cell office:value="0.803406500290357" office:value-type="float"/>
          <table:table-cell office:value="0.6043773042143015" office:value-type="float"/>
          <table:table-cell office:value="0.46974946118661537" office:value-type="float"/>
          <table:table-cell office:value="0.626859120589463" office:value-type="float"/>
          <table:table-cell office:value="0.5176315429151567" office:value-type="float"/>
        </table:table-row>
        <table:table-row>
          <table:table-cell office:value-type="string">
            <text:p>mojombo__chronic</text:p>
          </table:table-cell>
          <table:table-cell office:value="0.7840015709757453" office:value-type="float"/>
          <table:table-cell office:value="0.6151519883650247" office:value-type="float"/>
          <table:table-cell office:value="0.45870363092098904" office:value-type="float"/>
          <table:table-cell office:value="0.6707103948126579" office:value-type="float"/>
          <table:table-cell office:value="0.480408095509953" office:value-type="float"/>
        </table:table-row>
        <table:table-row>
          <table:table-cell office:value-type="string">
            <text:p>AFNetworking__AFIncrementalStore</text:p>
          </table:table-cell>
          <table:table-cell office:value="0.8055053080298906" office:value-type="float"/>
          <table:table-cell office:value="0.5824712610460073" office:value-type="float"/>
          <table:table-cell office:value="0.48053272739690506" office:value-type="float"/>
          <table:table-cell office:value="0.6507040583134042" office:value-type="float"/>
          <table:table-cell office:value="0.4752387371395421" office:value-type="float"/>
        </table:table-row>
        <table:table-row>
          <table:table-cell office:value-type="string">
            <text:p>gmoledina__GMGridView</text:p>
          </table:table-cell>
          <table:table-cell office:value="0.8008902280453012" office:value-type="float"/>
          <table:table-cell office:value="0.584402394372656" office:value-type="float"/>
          <table:table-cell office:value="0.47058878480759925" office:value-type="float"/>
          <table:table-cell office:value="0.6305807384040107" office:value-type="float"/>
          <table:table-cell office:value="0.4696912987407457" office:value-type="float"/>
        </table:table-row>
        <table:table-row>
          <table:table-cell office:value-type="string">
            <text:p>kien__ctrlp.vim</text:p>
          </table:table-cell>
          <table:table-cell office:value="0.796267057517229" office:value-type="float"/>
          <table:table-cell office:value="0.5893772503378496" office:value-type="float"/>
          <table:table-cell office:value="0.4653404681247845" office:value-type="float"/>
          <table:table-cell office:value="0.6441079303456891" office:value-type="float"/>
          <table:table-cell office:value="0.49254626183411854" office:value-type="float"/>
        </table:table-row>
        <table:table-row>
          <table:table-cell office:value-type="string">
            <text:p>jescalan__roots</text:p>
          </table:table-cell>
          <table:table-cell office:value="0.8030116149447443" office:value-type="float"/>
          <table:table-cell office:value="0.5921929994860589" office:value-type="float"/>
          <table:table-cell office:value="0.48820468685116014" office:value-type="float"/>
          <table:table-cell office:value="0.6494881292780308" office:value-type="float"/>
          <table:table-cell office:value="0.4946757568298591" office:value-type="float"/>
        </table:table-row>
        <table:table-row>
          <table:table-cell office:value-type="string">
            <text:p>kriskowal__q</text:p>
          </table:table-cell>
          <table:table-cell office:value="0.8059210777073127" office:value-type="float"/>
          <table:table-cell office:value="0.601838647304412" office:value-type="float"/>
          <table:table-cell office:value="0.4617772707092288" office:value-type="float"/>
          <table:table-cell office:value="0.6501552072734991" office:value-type="float"/>
          <table:table-cell office:value="0.5031091036352044" office:value-type="float"/>
        </table:table-row>
        <table:table-row>
          <table:table-cell office:value-type="string">
            <text:p>tools__godep</text:p>
          </table:table-cell>
          <table:table-cell office:value="0.7787731655049588" office:value-type="float"/>
          <table:table-cell office:value="0.5998725724434717" office:value-type="float"/>
          <table:table-cell office:value="0.47482634862901174" office:value-type="float"/>
          <table:table-cell office:value="0.6485954458084545" office:value-type="float"/>
          <table:table-cell office:value="0.4966716066563392" office:value-type="float"/>
        </table:table-row>
        <table:table-row>
          <table:table-cell office:value-type="string">
            <text:p>junegunn__redis-stat</text:p>
          </table:table-cell>
          <table:table-cell office:value="0.7920335819882514" office:value-type="float"/>
          <table:table-cell office:value="0.6107152379229338" office:value-type="float"/>
          <table:table-cell office:value="0.48880926553664794" office:value-type="float"/>
          <table:table-cell office:value="0.6477755187568076" office:value-type="float"/>
          <table:table-cell office:value="0.522987309682909" office:value-type="float"/>
        </table:table-row>
        <table:table-row>
          <table:table-cell office:value-type="string">
            <text:p>dchelimsky__rspec</text:p>
          </table:table-cell>
          <table:table-cell office:value="0.8021661404596991" office:value-type="float"/>
          <table:table-cell office:value="0.6125721730245091" office:value-type="float"/>
          <table:table-cell office:value="0.48238211823297644" office:value-type="float"/>
          <table:table-cell office:value="0.6704705538520269" office:value-type="float"/>
          <table:table-cell office:value="0.5037948369500775" office:value-type="float"/>
        </table:table-row>
        <table:table-row>
          <table:table-cell office:value-type="string">
            <text:p>filamentgroup__fixed-sticky</text:p>
          </table:table-cell>
          <table:table-cell office:value="0.8257050298112043" office:value-type="float"/>
          <table:table-cell office:value="0.5865646312848665" office:value-type="float"/>
          <table:table-cell office:value="0.49240059380805723" office:value-type="float"/>
          <table:table-cell office:value="0.6143605603909847" office:value-type="float"/>
          <table:table-cell office:value="0.505053199413817" office:value-type="float"/>
        </table:table-row>
        <table:table-row>
          <table:table-cell office:value-type="string">
            <text:p>spulec__freezegun</text:p>
          </table:table-cell>
          <table:table-cell office:value="0.7780402672454244" office:value-type="float"/>
          <table:table-cell office:value="0.5935657624768486" office:value-type="float"/>
          <table:table-cell office:value="0.4593928471730643" office:value-type="float"/>
          <table:table-cell office:value="0.6239879110756192" office:value-type="float"/>
          <table:table-cell office:value="0.4786928534743029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569456</meta:creation-date>
    <dc:date>2019-05-23T13:16:01.602141</dc:date>
    <meta:generator>http://pypi.python.org/pypi/ezodf/0.1.0$Python3.6.7 (default, Oct 22 2018, 11:32:17) 
[GCC 8.2.0]</meta:generator>
    <meta:document-statistic/>
    <meta:editing-cycles>1</meta:editing-cycles>
  </office:meta>
</office:document-meta>
</file>